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072cm"/>
    </style:style>
    <style:style style:name="gr2" style:family="graphic" style:parent-style-name="standard">
      <style:graphic-properties svg:stroke-width="0.028cm" draw:marker-start-width="0.342cm" draw:marker-end-width="0.342cm" draw:fill="solid" draw:fill-color="#ffffff" draw:textarea-horizontal-align="center" draw:textarea-vertical-align="middle" fo:padding-top="0.039cm" fo:padding-bottom="0.039cm" fo:padding-left="0.065cm" fo:padding-right="0.065cm"/>
    </style:style>
    <style:style style:name="gr3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4" style:family="graphic" style:parent-style-name="standard">
      <style:graphic-properties svg:stroke-width="0.025cm" draw:marker-start-width="0.337cm" draw:marker-end-width="0.337cm" draw:textarea-horizontal-align="justify" draw:textarea-vertical-align="middle" draw:auto-grow-height="false" fo:min-height="0cm" fo:min-width="0cm" fo:padding-top="0.037cm" fo:padding-bottom="0.037cm" fo:padding-left="0.063cm" fo:padding-right="0.063cm"/>
    </style:style>
    <style:style style:name="gr5" style:family="graphic" style:parent-style-name="objectwithoutfill">
      <style:graphic-properties svg:stroke-width="0.051cm" draw:marker-start-width="0.376cm" draw:marker-end-width="0.376cm" draw:fill="none" draw:textarea-horizontal-align="center" fo:padding-top="0.05cm" fo:padding-bottom="0.05cm" fo:padding-left="0.076cm" fo:padding-right="0.076cm"/>
    </style:style>
    <style:style style:name="gr6" style:family="graphic" style:parent-style-name="objectwithoutfill">
      <style:graphic-properties draw:marker-end="Arrow" draw:marker-end-width="0.254cm" draw:fill="none" draw:textarea-horizontal-align="center"/>
    </style:style>
    <style:style style:name="gr7" style:family="graphic" style:parent-style-name="standard">
      <style:graphic-properties draw:fill="solid" draw:fill-color="#ffffff" draw:textarea-horizontal-align="center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6cm"/>
    </style:style>
    <style:style style:name="gr9" style:family="graphic" style:parent-style-name="standard">
      <style:graphic-properties draw:textarea-horizontal-align="center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295cm"/>
    </style:style>
    <style:style style:name="gr11" style:family="graphic" style:parent-style-name="standard">
      <style:graphic-properties svg:stroke-color="#ffffff" draw:fill="solid" draw:fill-color="#ffffff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4pt" style:font-size-asian="40pt" style:font-size-complex="40pt"/>
    </style:style>
    <style:style style:name="T3" style:family="text">
      <style:text-properties fo:font-size="12pt" fo:font-weight="normal" style:font-weight-asian="normal" style:font-weight-complex="normal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74cm" svg:height="0.9cm" svg:x="1cm" svg:y="1.014cm">
          <draw:text-box>
            <text:p><text:span text:style-name="T1">TestToe</text:span></text:p>
          </draw:text-box>
        </draw:frame>
        <draw:rect draw:style-name="gr2" draw:text-style-name="P3" draw:layer="layout" svg:width="8.611cm" svg:height="3.328cm" svg:x="6.359cm" svg:y="4.53cm">
          <text:p text:style-name="P2"><text:span text:style-name="T2">TOE</text:span></text:p>
          <text:p text:style-name="P2"><text:span text:style-name="T3"><text:s text:c="5"/></text:span><text:span text:style-name="T3">Device Under Test</text:span></text:p>
        </draw:rect>
        <draw:rect draw:style-name="gr3" draw:text-style-name="P3" draw:layer="layout" svg:width="2.718cm" svg:height="1.727cm" svg:x="1.279cm" svg:y="4.348cm">
          <text:p text:style-name="P2"><text:span text:style-name="T4">pTxMem </text:span></text:p>
        </draw:rect>
        <draw:rect draw:style-name="gr3" draw:text-style-name="P3" draw:layer="layout" svg:width="2.718cm" svg:height="1.677cm" svg:x="1.254cm" svg:y="6.405cm">
          <text:p text:style-name="P2"><text:span text:style-name="T4">pRxMem</text:span></text:p>
        </draw:rect>
        <draw:rect draw:style-name="gr3" draw:text-style-name="P3" xml:id="id6" draw:id="id6" draw:layer="layout" svg:width="4.089cm" svg:height="1.905cm" svg:x="4.327cm" svg:y="9.355cm">
          <text:p text:style-name="P2"><text:span text:style-name="T4">pIPRX</text:span></text:p>
          <text:p text:style-name="P2"><text:span text:style-name="T5"/></text:p>
        </draw:rect>
        <draw:rect draw:style-name="gr3" draw:text-style-name="P3" xml:id="id3" draw:id="id3" draw:layer="layout" svg:width="3.913cm" svg:height="4.115cm" svg:x="12.835cm" svg:y="9.404cm">
          <text:p text:style-name="P2"><text:span text:style-name="T4">pL3MUX</text:span></text:p>
          <text:p text:style-name="P2"><text:span text:style-name="T5"/></text:p>
        </draw:rect>
        <draw:rect draw:style-name="gr3" draw:text-style-name="P3" draw:layer="layout" svg:width="2.736cm" svg:height="1.905cm" svg:x="9.236cm" svg:y="9.205cm">
          <text:p text:style-name="P2"><text:span text:style-name="T4">pCAM</text:span></text:p>
        </draw:rect>
        <draw:rect draw:style-name="gr3" draw:text-style-name="P3" xml:id="id9" draw:id="id9" draw:layer="layout" svg:width="10.515cm" svg:height="0.762cm" svg:x="5.623cm" svg:y="1.254cm">
          <text:p text:style-name="P2"><text:span text:style-name="T4">pTRIF</text:span></text:p>
        </draw:rect>
        <draw:custom-shape draw:style-name="gr4" draw:text-style-name="P4" xml:id="id5" draw:id="id5" draw:layer="layout" svg:width="1.016cm" svg:height="1.321cm" svg:x="2.295cm" svg:y="11.6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5" draw:layer="layout" svg:width="0.811cm" svg:height="0.811cm" svg:x="6.919cm" svg:y="11.922cm" svg:viewBox="0 0 812 812" draw:points="0,792 0,0 812,0 812,812 762,812">
          <text:p/>
        </draw:polyline>
        <draw:polyline draw:style-name="gr5" xml:id="id1" draw:id="id1" draw:layer="layout" svg:width="0.811cm" svg:height="1.04cm" svg:x="13.488cm" svg:y="10.322cm" svg:viewBox="0 0 812 1041" draw:points="0,25 0,1041 812,1041 812,0 762,0">
          <text:p/>
        </draw:polyline>
        <draw:custom-shape draw:style-name="gr4" draw:text-style-name="P4" xml:id="id4" draw:id="id4" draw:layer="layout" svg:width="1.016cm" svg:height="1.321cm" svg:x="17.738cm" svg:y="8.99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6" draw:layer="layout" svg:x1="7.324cm" svg:y1="9.382cm" svg:x2="7.337cm" svg:y2="7.883cm">
            <text:p/>
          </draw:line>
          <draw:rect draw:style-name="gr7" draw:text-style-name="P5" draw:layer="layout" svg:width="0.482cm" svg:height="0.508cm" svg:x="7.096cm" svg:y="8.52cm">
            <text:p><text:span text:style-name="T6">S</text:span></text:p>
          </draw:rect>
        </draw:g>
        <draw:g>
          <draw:line draw:style-name="gr6" draw:layer="layout" svg:x1="13.924cm" svg:y1="7.883cm" svg:x2="13.937cm" svg:y2="9.382cm">
            <text:p/>
          </draw:line>
          <draw:rect draw:style-name="gr7" draw:text-style-name="P5" draw:layer="layout" svg:width="0.482cm" svg:height="0.508cm" svg:x="13.696cm" svg:y="8.221cm">
            <text:p><text:span text:style-name="T6">S</text:span></text:p>
          </draw:rect>
          <draw:frame draw:style-name="gr8" draw:text-style-name="P6" draw:layer="layout" svg:width="2.585cm" svg:height="0.369cm" svg:x="14.238cm" svg:y="8.291cm">
            <draw:text-box>
              <text:p><text:span text:style-name="T7">sTOE_L3mux_Data</text:span></text:p>
            </draw:text-box>
          </draw:frame>
        </draw:g>
        <draw:frame draw:style-name="gr8" draw:text-style-name="P6" draw:layer="layout" svg:width="1.962cm" svg:height="0.369cm" svg:x="14.385cm" svg:y="10.652cm">
          <draw:text-box>
            <text:p><text:span text:style-name="T7">ipTxPacketiser</text:span></text:p>
          </draw:text-box>
        </draw:frame>
        <draw:ellipse draw:style-name="gr9" draw:text-style-name="P6" xml:id="id2" draw:id="id2" draw:layer="layout" svg:width="2.692cm" svg:height="0.838cm" svg:x="13.571cm" svg:y="12.344cm">
          <text:p><text:span text:style-name="T7">fParseL3MuxPkt</text:span></text:p>
        </draw:ellipse>
        <draw:connector draw:style-name="gr6" draw:layer="layout" draw:line-skew="-0.147cm" svg:x1="13.894cm" svg:y1="11.363cm" svg:x2="14.917cm" svg:y2="12.344cm" draw:start-shape="id1" draw:start-glue-point="2" draw:end-shape="id2" draw:end-glue-point="0" svg:d="M13894 11363v356h1023v625">
          <text:p/>
        </draw:connector>
        <draw:connector draw:style-name="gr6" draw:layer="layout" svg:x1="16.748cm" svg:y1="11.461cm" svg:x2="18.246cm" svg:y2="10.312cm" draw:start-shape="id3" draw:start-glue-point="1" draw:end-shape="id4" draw:end-glue-point="7" svg:d="M16748 11461h1498v-1149">
          <text:p/>
        </draw:connector>
        <draw:frame draw:style-name="gr10" draw:text-style-name="P6" draw:layer="layout" svg:width="1.397cm" svg:height="0.369cm" svg:x="17.584cm" svg:y="11.653cm">
          <draw:text-box>
            <text:p><text:span text:style-name="T7">ipTxFile</text:span></text:p>
          </draw:text-box>
        </draw:frame>
        <draw:frame draw:style-name="gr8" draw:text-style-name="P6" draw:layer="layout" svg:width="1.992cm" svg:height="0.369cm" svg:x="7.852cm" svg:y="12.144cm">
          <draw:text-box>
            <text:p><text:span text:style-name="T7">ipRxPacketiser</text:span></text:p>
          </draw:text-box>
        </draw:frame>
        <draw:connector draw:style-name="gr6" draw:layer="layout" svg:x1="2.803cm" svg:y1="11.642cm" svg:x2="4.327cm" svg:y2="10.307cm" draw:start-shape="id5" draw:start-glue-point="5" draw:end-shape="id6" draw:end-glue-point="3" svg:d="M2803 11642v-1335h1524">
          <text:p/>
        </draw:connector>
        <draw:frame draw:style-name="gr10" draw:text-style-name="P6" draw:layer="layout" svg:width="1.397cm" svg:height="0.369cm" svg:x="2.092cm" svg:y="9.89cm">
          <draw:text-box>
            <text:p><text:span text:style-name="T7">ipRxFile</text:span></text:p>
          </draw:text-box>
        </draw:frame>
        <draw:g>
          <draw:line draw:style-name="gr6" draw:layer="layout" svg:x1="7.324cm" svg:y1="12.201cm" svg:x2="7.324cm" svg:y2="11.084cm">
            <text:p/>
          </draw:line>
        </draw:g>
        <draw:rect draw:style-name="gr11" xml:id="id8" draw:id="id8" draw:layer="layout" svg:width="0.28cm" svg:height="0.66cm" svg:x="7.019cm" svg:y="12.003cm">
          <text:p/>
        </draw:rect>
        <draw:g>
          <draw:line draw:style-name="gr6" draw:layer="layout" svg:x1="7.324cm" svg:y1="9.383cm" svg:x2="7.337cm" svg:y2="7.884cm">
            <text:p/>
          </draw:line>
          <draw:rect draw:style-name="gr7" draw:text-style-name="P5" draw:layer="layout" svg:width="0.482cm" svg:height="0.508cm" svg:x="7.096cm" svg:y="8.521cm">
            <text:p text:style-name="P5">S</text:p>
          </draw:rect>
          <draw:frame draw:style-name="gr8" draw:text-style-name="P6" draw:layer="layout" svg:width="2.085cm" svg:height="0.369cm" svg:x="4.938cm" svg:y="8.591cm">
            <draw:text-box>
              <text:p><text:span text:style-name="T7">sIPTX_To_Data</text:span></text:p>
            </draw:text-box>
          </draw:frame>
        </draw:g>
        <draw:rect draw:style-name="gr11" xml:id="id7" draw:id="id7" draw:layer="layout" svg:width="0.28cm" svg:height="0.66cm" svg:x="7.319cm" svg:y="12.003cm">
          <text:p/>
        </draw:rect>
        <draw:connector draw:style-name="gr6" draw:layer="layout" draw:line-skew="0.295cm 0.282cm" svg:x1="13.571cm" svg:y1="12.763cm" svg:x2="7.459cm" svg:y2="12.663cm" draw:start-shape="id2" draw:start-glue-point="3" draw:end-shape="id7" draw:end-glue-point="2" svg:d="M13571 12763h-2691v683h-3421v-783">
          <text:p/>
        </draw:connector>
        <draw:connector draw:style-name="gr6" draw:layer="layout" draw:line-skew="0.282cm" svg:x1="6.371cm" svg:y1="11.26cm" svg:x2="7.159cm" svg:y2="12.663cm" draw:start-shape="id6" draw:start-glue-point="2" draw:end-shape="id8" draw:end-glue-point="2" svg:d="M6371 11260v2186h788v-783">
          <text:p/>
        </draw:connector>
        <draw:line draw:style-name="gr6" draw:layer="layout" svg:x1="4.022cm" svg:y1="5.084cm" svg:x2="6.41cm" svg:y2="5.084cm">
          <text:p/>
        </draw:line>
        <draw:line draw:style-name="gr6" draw:layer="layout" svg:x1="6.41cm" svg:y1="5.384cm" svg:x2="4.022cm" svg:y2="5.384cm">
          <text:p/>
        </draw:line>
        <draw:line draw:style-name="gr6" draw:layer="layout" svg:x1="4.022cm" svg:y1="7.084cm" svg:x2="6.41cm" svg:y2="7.084cm">
          <text:p/>
        </draw:line>
        <draw:line draw:style-name="gr6" draw:layer="layout" svg:x1="6.41cm" svg:y1="7.384cm" svg:x2="4.022cm" svg:y2="7.384cm">
          <text:p/>
        </draw:line>
        <draw:line draw:style-name="gr6" draw:layer="layout" svg:x1="10.169cm" svg:y1="7.858cm" svg:x2="10.144cm" svg:y2="9.178cm">
          <text:p/>
        </draw:line>
        <draw:line draw:style-name="gr6" draw:layer="layout" svg:x1="10.865cm" svg:y1="9.178cm" svg:x2="10.84cm" svg:y2="7.858cm">
          <text:p/>
        </draw:line>
        <draw:g>
          <draw:line draw:style-name="gr6" draw:layer="layout" svg:x1="7.096cm" svg:y1="1.99cm" svg:x2="7.121cm" svg:y2="4.606cm">
            <text:p/>
          </draw:line>
          <draw:frame draw:style-name="gr10" draw:text-style-name="P6" draw:layer="layout" svg:width="1.397cm" svg:height="0.369cm" draw:transform="rotate (1.5707963267946) translate (6.752cm 3.997cm)">
            <draw:text-box>
              <text:p><text:span text:style-name="T7">listen</text:span></text:p>
            </draw:text-box>
          </draw:frame>
          <draw:line draw:style-name="gr6" draw:layer="layout" svg:x1="7.458cm" svg:y1="4.606cm" svg:x2="7.483cm" svg:y2="1.99cm">
            <text:p/>
          </draw:line>
          <draw:frame draw:style-name="gr10" draw:text-style-name="P6" draw:layer="layout" svg:width="1.397cm" svg:height="0.369cm" draw:transform="rotate (1.5707963267946) translate (7.114cm 3.997cm)">
            <draw:text-box>
              <text:p><text:span text:style-name="T7">notif</text:span></text:p>
            </draw:text-box>
          </draw:frame>
          <draw:line draw:style-name="gr6" draw:layer="layout" svg:x1="7.958cm" svg:y1="1.99cm" svg:x2="7.983cm" svg:y2="4.606cm">
            <text:p/>
          </draw:line>
          <draw:frame draw:style-name="gr10" draw:text-style-name="P6" draw:layer="layout" svg:width="1.397cm" svg:height="0.369cm" draw:transform="rotate (1.5707963267946) translate (7.614cm 3.997cm)">
            <draw:text-box>
              <text:p><text:span text:style-name="T7">RdReq</text:span></text:p>
            </draw:text-box>
          </draw:frame>
          <draw:line draw:style-name="gr6" draw:layer="layout" svg:x1="8.32cm" svg:y1="4.606cm" svg:x2="8.345cm" svg:y2="1.99cm">
            <text:p/>
          </draw:line>
          <draw:frame draw:style-name="gr10" draw:text-style-name="P6" draw:layer="layout" svg:width="1.397cm" svg:height="0.369cm" draw:transform="rotate (1.5707963267946) translate (7.976cm 3.997cm)">
            <draw:text-box>
              <text:p><text:span text:style-name="T7">RdRep</text:span></text:p>
            </draw:text-box>
          </draw:frame>
          <draw:line draw:style-name="gr6" draw:layer="layout" svg:x1="8.83cm" svg:y1="4.606cm" svg:x2="8.855cm" svg:y2="1.99cm">
            <text:p/>
          </draw:line>
          <draw:frame draw:style-name="gr10" draw:text-style-name="P6" draw:layer="layout" svg:width="1.397cm" svg:height="0.369cm" draw:transform="rotate (1.5707963267946) translate (8.476cm 3.997cm)">
            <draw:text-box>
              <text:p><text:span text:style-name="T7">Data</text:span></text:p>
            </draw:text-box>
          </draw:frame>
          <draw:line draw:style-name="gr6" draw:layer="layout" svg:x1="11.358cm" svg:y1="1.99cm" svg:x2="11.383cm" svg:y2="4.606cm">
            <text:p/>
          </draw:line>
          <draw:frame draw:style-name="gr10" draw:text-style-name="P6" draw:layer="layout" svg:width="1.397cm" svg:height="0.369cm" draw:transform="rotate (1.5707963267946) translate (11.014cm 3.997cm)">
            <draw:text-box>
              <text:p><text:span text:style-name="T7">open</text:span></text:p>
            </draw:text-box>
          </draw:frame>
          <draw:line draw:style-name="gr6" draw:layer="layout" svg:x1="11.72cm" svg:y1="4.606cm" svg:x2="11.745cm" svg:y2="1.99cm">
            <text:p/>
          </draw:line>
          <draw:frame draw:style-name="gr10" draw:text-style-name="P6" draw:layer="layout" svg:width="1.397cm" svg:height="0.369cm" draw:transform="rotate (1.5707963267946) translate (11.376cm 3.997cm)">
            <draw:text-box>
              <text:p><text:span text:style-name="T7">xxx</text:span></text:p>
            </draw:text-box>
          </draw:frame>
          <draw:line draw:style-name="gr6" draw:layer="layout" svg:x1="12.22cm" svg:y1="1.99cm" svg:x2="12.245cm" svg:y2="4.606cm">
            <text:p/>
          </draw:line>
          <draw:frame draw:style-name="gr10" draw:text-style-name="P6" draw:layer="layout" svg:width="1.397cm" svg:height="0.369cm" draw:transform="rotate (1.5707963267946) translate (11.876cm 3.997cm)">
            <draw:text-box>
              <text:p><text:span text:style-name="T7">Data</text:span></text:p>
            </draw:text-box>
          </draw:frame>
          <draw:line draw:style-name="gr6" draw:layer="layout" svg:x1="12.582cm" svg:y1="4.606cm" svg:x2="12.607cm" svg:y2="1.99cm">
            <text:p/>
          </draw:line>
          <draw:frame draw:style-name="gr10" draw:text-style-name="P6" draw:layer="layout" svg:width="1.397cm" svg:height="0.369cm" draw:transform="rotate (1.5707963267946) translate (12.238cm 3.997cm)">
            <draw:text-box>
              <text:p><text:span text:style-name="T7">DataRsp</text:span></text:p>
            </draw:text-box>
          </draw:frame>
          <draw:line draw:style-name="gr6" draw:layer="layout" svg:x1="13.082cm" svg:y1="1.99cm" svg:x2="13.107cm" svg:y2="4.606cm">
            <text:p/>
          </draw:line>
          <draw:frame draw:style-name="gr10" draw:text-style-name="P6" draw:layer="layout" svg:width="1.397cm" svg:height="0.369cm" draw:transform="rotate (1.5707963267946) translate (12.738cm 3.997cm)">
            <draw:text-box>
              <text:p><text:span text:style-name="T7">close</text:span></text:p>
            </draw:text-box>
          </draw:frame>
          <draw:line draw:style-name="gr6" draw:layer="layout" svg:x1="13.444cm" svg:y1="4.606cm" svg:x2="13.469cm" svg:y2="1.99cm">
            <text:p/>
          </draw:line>
          <draw:frame draw:style-name="gr10" draw:text-style-name="P6" draw:layer="layout" svg:width="1.397cm" svg:height="0.369cm" draw:transform="rotate (1.5707963267946) translate (13.1cm 3.997cm)">
            <draw:text-box>
              <text:p><text:span text:style-name="T7">CloseRsp</text:span></text:p>
            </draw:text-box>
          </draw:frame>
        </draw:g>
        <draw:custom-shape draw:style-name="gr4" draw:text-style-name="P4" xml:id="id10" draw:id="id10" draw:layer="layout" svg:width="1.016cm" svg:height="1.321cm" svg:x="4.581cm" svg:y="2.80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layer="layout" svg:x1="5.623cm" svg:y1="1.635cm" svg:x2="5.089cm" svg:y2="2.803cm" draw:start-shape="id9" draw:start-glue-point="3" draw:end-shape="id10" draw:end-glue-point="5" svg:d="M5623 1635h-534v1168">
          <text:p/>
        </draw:connector>
        <draw:frame draw:style-name="gr10" draw:text-style-name="P6" draw:layer="layout" svg:width="1.397cm" svg:height="0.369cm" svg:x="3.971cm" svg:y="1.228cm">
          <draw:text-box>
            <text:p><text:span text:style-name="T7">apRx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4M57S</meta:editing-duration>
    <meta:editing-cycles>180</meta:editing-cycles>
    <meta:generator>OpenOffice/4.1.3$Win32 OpenOffice.org_project/413m1$Build-9783</meta:generator>
    <dc:date>2018-11-19T20:42:22.82</dc:date>
    <dc:creator>Francois Abel</dc:creator>
    <meta:printed-by>Francois Abel</meta:printed-by>
    <meta:print-date>2018-11-01T20:08:16.68</meta:print-date>
    <meta:document-statistic meta:object-count="69"/>
  </office:meta>
</office:document-meta>
</file>